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6362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3" table:number-columns-repeated="16363" table:default-cell-style-name="ce1"/>
        <table:table-row table:style-name="ro1">
          <table:table-cell office:value-type="string" table:number-columns-spanned="6" table:number-rows-spanned="1" table:style-name="ce11">
            <text:p>校際選課、輔系、雙主修及學分學程學生統計表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style-name="ce4"/>
          <table:table-cell office:value-type="string" table:number-columns-spanned="5" table:number-rows-spanned="1" table:style-name="ce16">
            <text:p><text:span text:style-name="T1">博士班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<text:span text:style-name="T1">碩士在職專班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<text:span text:style-name="T1">碩士班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<text:span text:style-name="T1">學士班</text:span></text:p>
          </table:table-cell>
          <table:covered-table-cell table:number-columns-repeated="4"/>
          <table:table-cell office:value-type="string" table:number-columns-spanned="1" table:number-rows-spanned="2" table:style-name="ce15">
            <text:p><text:span text:style-name="T4">總計</text:span></text:p>
          </table:table-cell>
          <table:table-cell table:number-columns-repeated="16362"/>
        </table:table-row>
        <table:table-row table:style-name="ro2">
          <table:table-cell office:value-type="string" table:style-name="ce7">
            <text:p><text:span text:style-name="T1">單位</text:span></text:p>
          </table:table-cell>
          <table:table-cell office:value-type="string" table:style-name="ce7">
            <text:p><text:span text:style-name="T1">校際選課人次</text:span></text:p>
          </table:table-cell>
          <table:table-cell office:value-type="string" table:style-name="ce7">
            <text:p><text:span text:style-name="T1">輔系人次</text:span></text:p>
          </table:table-cell>
          <table:table-cell office:value-type="string" table:style-name="ce7">
            <text:p><text:span text:style-name="T1">雙主修人次</text:span></text:p>
          </table:table-cell>
          <table:table-cell office:value-type="string" table:style-name="ce7">
            <text:p><text:span text:style-name="T1">教育學程</text:span></text:p>
          </table:table-cell>
          <table:table-cell office:value-type="string" table:style-name="ce7">
            <text:p><text:span text:style-name="T1">其他學分學程</text:span></text:p>
          </table:table-cell>
          <table:table-cell office:value-type="string" table:style-name="ce7">
            <text:p><text:span text:style-name="T1">校際選課人次</text:span></text:p>
          </table:table-cell>
          <table:table-cell office:value-type="string" table:style-name="ce7">
            <text:p><text:span text:style-name="T1">輔系人次</text:span></text:p>
          </table:table-cell>
          <table:table-cell office:value-type="string" table:style-name="ce7">
            <text:p><text:span text:style-name="T1">雙主修人次</text:span></text:p>
          </table:table-cell>
          <table:table-cell office:value-type="string" table:style-name="ce7">
            <text:p><text:span text:style-name="T1">教育學程</text:span></text:p>
          </table:table-cell>
          <table:table-cell office:value-type="string" table:style-name="ce7">
            <text:p><text:span text:style-name="T1">其他學分學程</text:span></text:p>
          </table:table-cell>
          <table:table-cell office:value-type="string" table:style-name="ce7">
            <text:p><text:span text:style-name="T1">校際選課人次</text:span></text:p>
          </table:table-cell>
          <table:table-cell office:value-type="string" table:style-name="ce7">
            <text:p><text:span text:style-name="T1">輔系人次</text:span></text:p>
          </table:table-cell>
          <table:table-cell office:value-type="string" table:style-name="ce7">
            <text:p><text:span text:style-name="T1">雙主修人次</text:span></text:p>
          </table:table-cell>
          <table:table-cell office:value-type="string" table:style-name="ce7">
            <text:p><text:span text:style-name="T1">教育學程</text:span></text:p>
          </table:table-cell>
          <table:table-cell office:value-type="string" table:style-name="ce7">
            <text:p><text:span text:style-name="T1">其他學分學程</text:span></text:p>
          </table:table-cell>
          <table:table-cell office:value-type="string" table:style-name="ce7">
            <text:p><text:span text:style-name="T1">校際選課人次</text:span></text:p>
          </table:table-cell>
          <table:table-cell office:value-type="string" table:style-name="ce7">
            <text:p><text:span text:style-name="T1">輔系人次</text:span></text:p>
          </table:table-cell>
          <table:table-cell office:value-type="string" table:style-name="ce7">
            <text:p><text:span text:style-name="T1">雙主修人次</text:span></text:p>
          </table:table-cell>
          <table:table-cell office:value-type="string" table:style-name="ce7">
            <text:p><text:span text:style-name="T1">教育學程</text:span></text:p>
          </table:table-cell>
          <table:table-cell office:value-type="string" table:style-name="ce8">
            <text:p><text:span text:style-name="T1">其他學分學程</text:span></text:p>
          </table:table-cell>
          <table:covered-table-cell/>
          <table:table-cell table:number-columns-repeated="16362"/>
        </table:table-row>
        <table:table-row table:style-name="ro3">
          <table:table-cell office:value-type="string" table:style-name="ce2">
            <text:p><text:span text:style-name="T1">人文社會學系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土木工程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6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工業工程與管理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6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分子醫學與生物工程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外國語文學系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生物科技學系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生物資訊及系統生物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生醫工程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光電工程學系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多媒體工程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材料科學與工程學系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亞際文化研究國際碩士學位學程</text:span>(<text:span text:style-name="T1">台灣聯合大學系統</text:span>)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奈米科學及工程學士學位學程</text:span></text:p>
          </table:table-cell>
          <table:table-cell table:number-columns-repeated="1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物理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社會與文化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客家社會與文化碩士在職專班</text:span>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科技管理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英語教學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音樂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教育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理學院碩士在職專班</text:span>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統計學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傳播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傳播與科技學系</text:span></text:p>
          </table:table-cell>
          <table:table-cell table:number-columns-repeated="1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經營管理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資訊工程學系</text:span></text:p>
          </table:table-cell>
          <table:table-cell table:number-columns-repeated="1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資訊科學與工程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資訊管理與財務金融學系</text:span>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6">
            <text:p>2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運輸與物流管理學系</text:span></text:p>
          </table:table-cell>
          <table:table-cell table:number-columns-repeated="10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6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子工程學系</text:span></text:p>
          </table:table-cell>
          <table:table-cell table:number-columns-repeated="1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子物理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6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子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信工程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控工程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機工程學系</text:span></text:p>
          </table:table-cell>
          <table:table-cell table:number-columns-repeated="1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電機資訊學士班</text:span></text:p>
          </table:table-cell>
          <table:table-cell table:number-columns-repeated="1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管理科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6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管理學院碩士在職專班</text:span>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網路工程研究所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機械工程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6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應用化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6">
            <text:p>2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應用數學系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6">
            <text:p>2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應用藝術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10" table:style-name="ce6">
            <text:p>1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環境工程研究所</text:span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<text:span text:style-name="T1">聲音與音樂創意科技碩士學位學程</text:span>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office:value-type="float" office:value="5" table:style-name="ce6">
            <text:p>5</text:p>
          </table:table-cell>
          <table:table-cell table:number-columns-repeated="16362"/>
        </table:table-row>
        <table:table-row table:style-name="ro3">
          <table:table-cell office:value-type="string" table:style-name="ce5">
            <text:p><text:span text:style-name="T3">總計</text:span>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395" table:style-name="ce6">
            <text:p>395</text:p>
          </table:table-cell>
          <table:table-cell table:number-columns-repeated="16362"/>
        </table:table-row>
        <table:table-row table:number-rows-repeated="104852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2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4:43Z</dc:date>
  </office:meta>
</office:document-meta>
</file>